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Footer">
      <style:paragraph-properties fo:text-align="center" style:justify-single-word="false"/>
    </style:style>
    <style:style style:name="P3" style:family="paragraph" style:parent-style-name="Header">
      <style:text-properties officeooo:rsid="00202746" officeooo:paragraph-rsid="00202746"/>
    </style:style>
    <style:style style:name="P4" style:family="paragraph" style:parent-style-name="Standard">
      <style:text-properties officeooo:paragraph-rsid="001c8323"/>
    </style:style>
    <style:style style:name="P5" style:family="paragraph" style:parent-style-name="Standard">
      <style:text-properties officeooo:rsid="001c8323" officeooo:paragraph-rsid="001c8323"/>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background-color="#1f1f1f"/>
    </style:style>
    <style:style style:name="P8" style:family="paragraph" style:parent-style-name="Standard">
      <style:text-properties fo:background-color="#1f1f1f"/>
    </style:style>
    <style:style style:name="P9" style:family="paragraph" style:parent-style-name="Standard">
      <style:text-properties officeooo:rsid="001c8323" officeooo:paragraph-rsid="001c8323" fo:background-color="#1f1f1f"/>
    </style:style>
    <style:style style:name="P10" style:family="paragraph" style:parent-style-name="Standard">
      <style:paragraph-properties fo:margin-left="0cm" fo:margin-right="0cm" fo:text-indent="0cm" style:auto-text-indent="false" fo:break-before="page"/>
      <style:text-properties officeooo:paragraph-rsid="001c8462" fo:background-color="#1f1f1f"/>
    </style:style>
    <style:style style:name="P11" style:family="paragraph" style:parent-style-name="Standard">
      <style:text-properties officeooo:rsid="001cc745" officeooo:paragraph-rsid="001cc745" fo:background-color="#1f1f1f"/>
    </style:style>
    <style:style style:name="P12" style:family="paragraph" style:parent-style-name="Standard">
      <style:paragraph-properties fo:margin-left="0cm" fo:margin-right="0cm" fo:text-indent="0cm" style:auto-text-indent="false"/>
      <style:text-properties fo:color="#6a9955" loext:opacity="100%" fo:background-color="#1f1f1f"/>
    </style:style>
    <style:style style:name="P13" style:family="paragraph" style:parent-style-name="Standard">
      <style:paragraph-properties fo:margin-left="0cm" fo:margin-right="0cm" fo:text-indent="0cm" style:auto-text-indent="false"/>
      <style:text-properties fo:color="#cccccc" loext:opacity="100%" fo:background-color="#1f1f1f"/>
    </style:style>
    <style:style style:name="P14" style:family="paragraph" style:parent-style-name="Standard">
      <style:text-properties officeooo:rsid="001cc745" officeooo:paragraph-rsid="001cc745"/>
    </style:style>
    <style:style style:name="P15" style:family="paragraph" style:parent-style-name="Standard">
      <style:text-properties officeooo:rsid="001cc745"/>
    </style:style>
    <style:style style:name="P16" style:family="paragraph" style:parent-style-name="Title">
      <style:text-properties fo:font-size="20pt" style:font-size-asian="20pt" style:font-size-complex="20pt"/>
    </style:style>
    <style:style style:name="T1" style:family="text">
      <style:text-properties officeooo:rsid="001c8323"/>
    </style:style>
    <style:style style:name="T2" style:family="text">
      <style:text-properties fo:color="#569cd6" loext:opacity="100%"/>
    </style:style>
    <style:style style:name="T3" style:family="text">
      <style:text-properties fo:color="#cccccc" loext:opacity="100%"/>
    </style:style>
    <style:style style:name="T4" style:family="text">
      <style:text-properties fo:color="#cccccc" loext:opacity="100%" fo:background-color="#1f1f1f" loext:char-shading-value="0"/>
    </style:style>
    <style:style style:name="T5" style:family="text">
      <style:text-properties fo:color="#4ec9b0" loext:opacity="100%"/>
    </style:style>
    <style:style style:name="T6" style:family="text">
      <style:text-properties fo:color="#d4d4d4" loext:opacity="100%"/>
    </style:style>
    <style:style style:name="T7" style:family="text">
      <style:text-properties fo:color="#6a9955" loext:opacity="100%"/>
    </style:style>
    <style:style style:name="T8" style:family="text">
      <style:text-properties fo:color="#9cdcfe" loext:opacity="100%"/>
    </style:style>
    <style:style style:name="T9" style:family="text">
      <style:text-properties fo:color="#b5cea8" loext:opacity="100%"/>
    </style:style>
    <style:style style:name="T10" style:family="text">
      <style:text-properties fo:color="#c586c0" loext:opacity="100%"/>
    </style:style>
    <style:style style:name="T11" style:family="text">
      <style:text-properties fo:color="#dcdcaa" loext:opacity="100%"/>
    </style:style>
    <style:style style:name="T12" style:family="text">
      <style:text-properties fo:color="#ce9178" loext:opacity="100%"/>
    </style:style>
    <style:style style:name="T13" style:family="text">
      <style:text-properties fo:color="#4fc1ff" loext:opacity="100%"/>
    </style:style>
    <style:style style:name="T14" style:family="text">
      <style:text-properties fo:color="#d7ba7d" loext:opacity="100%"/>
    </style:style>
    <style:style style:name="T15" style:family="text">
      <style:text-properties officeooo:rsid="001c8462"/>
    </style:style>
    <style:style style:name="T16" style:family="text">
      <style:text-properties fo:background-color="#ffffff" loext:char-shading-value="0"/>
    </style:style>
    <style:style style:name="T17" style:family="text">
      <style:text-properties fo:background-color="#ffffff" loext:char-shading-value="0"/>
    </style:style>
    <style:style style:name="T18" style:family="text">
      <style:text-properties fo:background-color="#ffa6a6" loext:char-shading-value="0"/>
    </style:style>
    <style:style style:name="T19" style:family="text">
      <style:text-properties fo:background-color="#ffa6a6" loext:char-shading-value="0"/>
    </style:style>
    <style:style style:name="T20" style:family="text">
      <style:text-properties fo:background-color="#ffd7d7"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PUESTA DE ENTREGA DE PRÁCTICO, EN VEZ DE IR AL EXAMEN DE RECUPERACIÓN</text:p>
      <text:p text:style-name="Standard"/>
      <text:p text:style-name="Standard">YA QUE TE QUEDA SÓLO UNA PARTE DE LA ASIGNATURA, TE PLANTEO UN PRÁCTICO A ENTREGAR HASTA EL DÍA 08/03, EN VEZ DEL EXÁMEN PRESENCIAL: (LO TRABAJARÍAS EN CASA)</text:p>
      <text:p text:style-name="Standard"/>
      <text:p text:style-name="Standard">"IMPLEMENTAR LA VERSIÓN COMPLETA DEL SERVIDOR TFTP QUE OS PLANTEÉ AL FINAL DE LA PRESENTACIÓN DEL TEMA3 (VERSIÓN UDP). CON LA OPCIÓN DE LOGUEO CON UN USUARIO O ANONIMOUS". ESTÁ EXPUESTO POR PARTES AMPLIADAS.</text:p>
      <text:p text:style-name="Standard"/>
      <text:p text:style-name="Standard">- A PARTE DE QUE DEBE FUNCIONAR, EN LA PARTE DE PROCESOS QUE ES LA QUE TE QUEDA, CUANDO EL USUARIO LOGUEADO EJECUTE EL COMANDO list. EN EL SERVIDOR DEBERÁS LANZAR UN PROCESO QUE EJECUTE UN COMANDO DEL TIPO ls - l /raiz/carpeta_usuario. DEBERÁ RECOGER LOS DATOS DEL LISTADO Y DEVOLVÉRSELOS AL CLIENTE.</text:p>
      <text:p text:style-name="Standard"/>
      <text:p text:style-name="P4">PIDO:</text:p>
      <text:p text:style-name="Standard"/>
      <text:p text:style-name="Standard">- CLIENTE/SERVIDOR MULTIHILO CON DATAGRAMA (UDP).</text:p>
      <text:p text:style-name="Standard">.- PDF CON LA EJECUCIÓN DE LA APLICACIÓN UTILIZANDO DIFERENTES VENTANAS DE CLIENTES. (DEBERÁS PROBAR TODOS LOS COMANDOS list, get, remove, put…</text:p>
      <text:p text:style-name="Standard"/>
      <text:h text:style-name="P1" text:outline-level="3">Clase Servidor:</text:h>
      <text:p text:style-name="Standard"/>
      <text:p text:style-name="P12">/**</text:p>
      <text:p text:style-name="P12"> * Clase par<text:span text:style-name="T15">a</text:span> el servidor, donde gestionamos los comandos.</text:p>
      <text:p text:style-name="P7"><text:span text:style-name="T7"> * </text:span><text:span text:style-name="T2">@author</text:span><text:span text:style-name="T7"> Andrea Castilla Cocera</text:span></text:p>
      <text:p text:style-name="P12"> * acascoc098@g.educaand.es</text:p>
      <text:p text:style-name="P12"> */</text:p>
      <text:p text:style-name="P7"><text:span text:style-name="T2">public</text:span><text:span text:style-name="T3"> </text:span><text:span text:style-name="T2">class</text:span><text:span text:style-name="T3"> </text:span><text:span text:style-name="T5">Servidor</text:span><text:span text:style-name="T3"> {</text:span></text:p>
      <text:p text:style-name="P7"><text:span text:style-name="T3"><text:s text:c="4"/></text:span><text:span text:style-name="T2">private</text:span><text:span text:style-name="T3"> </text:span><text:span text:style-name="T2">static</text:span><text:span text:style-name="T3"> </text:span><text:span text:style-name="T5">int</text:span><text:span text:style-name="T3"> </text:span><text:span text:style-name="T8">serverPort</text:span><text:span text:style-name="T3"> </text:span><text:span text:style-name="T6">=</text:span><text:span text:style-name="T3"> </text:span><text:span text:style-name="T9">3000</text:span><text:span text:style-name="T3">;</text:span></text:p>
      <text:p text:style-name="P7"><text:span text:style-name="T3"><text:s text:c="4"/></text:span><text:span text:style-name="T2">private</text:span><text:span text:style-name="T3"> </text:span><text:span text:style-name="T2">static</text:span><text:span text:style-name="T3"> </text:span><text:span text:style-name="T5">int</text:span><text:span text:style-name="T3"> </text:span><text:span text:style-name="T8">nextPort</text:span><text:span text:style-name="T3"> </text:span><text:span text:style-name="T6">=</text:span><text:span text:style-name="T3"> </text:span><text:span text:style-name="T9">5000</text:span><text:span text:style-name="T3">;</text:span></text:p>
      <text:p text:style-name="P7"><text:span text:style-name="T3"><text:s text:c="4"/></text:span><text:span text:style-name="T2">private</text:span><text:span text:style-name="T3"> </text:span><text:span text:style-name="T2">static</text:span><text:span text:style-name="T3"> </text:span><text:span text:style-name="T5">ConcurrentHashMap</text:span><text:span text:style-name="T3">&lt;</text:span><text:span text:style-name="T5">Integer</text:span><text:span text:style-name="T3">, </text:span><text:span text:style-name="T5">Integer</text:span><text:span text:style-name="T3">&gt; </text:span><text:span text:style-name="T8">clientPorts</text:span><text:span text:style-name="T3"> </text:span><text:span text:style-name="T6">=</text:span><text:span text:style-name="T3"> </text:span><text:span text:style-name="T10">new</text:span><text:span text:style-name="T3"> </text:span><text:span text:style-name="T11">ConcurrentHashMap</text:span><text:span text:style-name="T3">&lt;&gt;();</text:span></text:p>
      <text:p text:style-name="P7"><text:span text:style-name="T3"><text:s text:c="4"/></text:span><text:span text:style-name="T2">private</text:span><text:span text:style-name="T3"> </text:span><text:span text:style-name="T2">static</text:span><text:span text:style-name="T3"> </text:span><text:span text:style-name="T5">String</text:span><text:span text:style-name="T3"> </text:span><text:span text:style-name="T8">rootDirectory</text:span><text:span text:style-name="T3"> </text:span><text:span text:style-name="T6">=</text:span><text:span text:style-name="T3"> </text:span><text:span text:style-name="T12">"/Propuesta_Recuperacion"</text:span><text:span text:style-name="T3">;</text:span><text:span text:style-name="T7">//Pongo este directorio como ejemplo</text:span></text:p>
      <text:p text:style-name="P13"><text:s text:c="2"/></text:p>
      <text:p text:style-name="P7"><text:span text:style-name="T3"><text:s text:c="3"/></text:span><text:span text:style-name="T2">public</text:span><text:span text:style-name="T3"> </text:span><text:span text:style-name="T2">static</text:span><text:span text:style-name="T3"> </text:span><text:span text:style-name="T5">void</text:span><text:span text:style-name="T3"> </text:span><text:span text:style-name="T11">main</text:span><text:span text:style-name="T3">(</text:span><text:span text:style-name="T5">String</text:span><text:span text:style-name="T3">[] </text:span><text:span text:style-name="T8">args</text:span><text:span text:style-name="T3">) </text:span><text:span text:style-name="T2">throws</text:span><text:span text:style-name="T3"> </text:span><text:span text:style-name="T5">IOException</text:span><text:span text:style-name="T3"> {</text:span></text:p>
      <text:p text:style-name="P7"><text:span text:style-name="T3"><text:s text:c="7"/></text:span><text:span text:style-name="T10">try</text:span><text:span text:style-name="T3"> (</text:span><text:span text:style-name="T5">DatagramSocket</text:span><text:span text:style-name="T3"> </text:span><text:span text:style-name="T13">serverSocket</text:span><text:span text:style-name="T3"> </text:span><text:span text:style-name="T6">=</text:span><text:span text:style-name="T3"> </text:span><text:span text:style-name="T10">new</text:span><text:span text:style-name="T3"> </text:span><text:span text:style-name="T11">DatagramSocket</text:span><text:span text:style-name="T3">(</text:span><text:span text:style-name="T8">serverPort</text:span><text:span text:style-name="T3">)) {</text:span></text:p>
      <text:p text:style-name="P7"><text:span text:style-name="T3"><text:tab/></text:span><text:span text:style-name="T5">byte</text:span><text:span text:style-name="T3">[] </text:span><text:span text:style-name="T8">buffer</text:span><text:span text:style-name="T3"> </text:span><text:span text:style-name="T6">=</text:span><text:span text:style-name="T3"> </text:span><text:span text:style-name="T10">new</text:span><text:span text:style-name="T3"> </text:span><text:span text:style-name="T5">byte</text:span><text:span text:style-name="T3">[</text:span><text:span text:style-name="T9">500</text:span><text:span text:style-name="T3">];</text:span></text:p>
      <text:p text:style-name="P13"><text:tab/></text:p>
      <text:p text:style-name="P7"><text:span text:style-name="T3"><text:tab/> </text:span><text:span text:style-name="T10">while</text:span><text:span text:style-name="T3"> (</text:span><text:span text:style-name="T2">true</text:span><text:span text:style-name="T3">) {</text:span></text:p>
      <text:p text:style-name="P7"><text:span text:style-name="T3"><text:tab/> <text:s text:c="3"/></text:span><text:span text:style-name="T5">DatagramPacket</text:span><text:span text:style-name="T3"> </text:span><text:span text:style-name="T8">packet</text:span><text:span text:style-name="T3"> </text:span><text:span text:style-name="T6">=</text:span><text:span text:style-name="T3"> </text:span><text:span text:style-name="T10">new</text:span><text:span text:style-name="T3"> </text:span><text:span text:style-name="T11">DatagramPacket</text:span><text:span text:style-name="T3">(</text:span><text:span text:style-name="T8">buffer</text:span><text:span text:style-name="T3">, </text:span><text:span text:style-name="T8">buffer</text:span><text:span text:style-name="T3">.</text:span><text:span text:style-name="T13">length</text:span><text:span text:style-name="T3">);</text:span></text:p>
      <text:p text:style-name="P7"><text:span text:style-name="T3"><text:tab/> <text:s text:c="3"/></text:span><text:span text:style-name="T13">serverSocket</text:span><text:span text:style-name="T3">.</text:span><text:span text:style-name="T11">receive</text:span><text:span text:style-name="T3">(</text:span><text:span text:style-name="T8">packet</text:span><text:span text:style-name="T3">);</text:span></text:p>
      <text:p text:style-name="P13"><text:tab/> <text:s text:c="3"/></text:p>
      <text:p text:style-name="P7"><text:span text:style-name="T3"><text:tab/> <text:s text:c="2"/></text:span><text:span text:style-name="T5">String</text:span><text:span text:style-name="T3"> </text:span><text:span text:style-name="T8">command</text:span><text:span text:style-name="T3"> </text:span><text:span text:style-name="T6">=</text:span><text:span text:style-name="T3"> </text:span><text:span text:style-name="T10">new</text:span><text:span text:style-name="T3"> </text:span><text:span text:style-name="T11">String</text:span><text:span text:style-name="T3">(</text:span><text:span text:style-name="T8">packet</text:span><text:span text:style-name="T3">.</text:span><text:span text:style-name="T11">getData</text:span><text:span text:style-name="T3">(), </text:span><text:span text:style-name="T9">0</text:span><text:span text:style-name="T3">, </text:span><text:span text:style-name="T8">packet</text:span><text:span text:style-name="T3">.</text:span><text:span text:style-name="T11">getLength</text:span><text:span text:style-name="T3">());</text:span></text:p>
      <text:p text:style-name="P7"><text:span text:style-name="T3">                </text:span><text:span text:style-name="T5">InetAddress</text:span><text:span text:style-name="T3"> </text:span><text:span text:style-name="T8">clientIP</text:span><text:span text:style-name="T3"> </text:span><text:span text:style-name="T6">=</text:span><text:span text:style-name="T3"> </text:span><text:span text:style-name="T8">packet</text:span><text:span text:style-name="T3">.</text:span><text:span text:style-name="T11">getAddress</text:span><text:span text:style-name="T3">();</text:span></text:p>
      <text:p text:style-name="P7"><text:span text:style-name="T3">                </text:span><text:span text:style-name="T5">int</text:span><text:span text:style-name="T3"> </text:span><text:span text:style-name="T8">clientPort</text:span><text:span text:style-name="T3"> </text:span><text:span text:style-name="T6">=</text:span><text:span text:style-name="T3"> </text:span><text:span text:style-name="T8">packet</text:span><text:span text:style-name="T3">.</text:span><text:span text:style-name="T11">getPort</text:span><text:span text:style-name="T3">();</text:span></text:p>
      <text:p text:style-name="P13">                </text:p>
      <text:p text:style-name="P7"><text:span text:style-name="T3">                </text:span><text:span text:style-name="T10">if</text:span><text:span text:style-name="T3"> (</text:span><text:span text:style-name="T8">command</text:span><text:span text:style-name="T3">.</text:span><text:span text:style-name="T11">startsWith</text:span><text:span text:style-name="T3">(</text:span><text:span text:style-name="T12">"connect"</text:span><text:span text:style-name="T3">)) {</text:span></text:p>
      <text:p text:style-name="P13">                    </text:p>
      <text:p text:style-name="P7"><text:span text:style-name="T3">                    </text:span><text:span text:style-name="T8">clientPorts</text:span><text:span text:style-name="T3">.</text:span><text:span text:style-name="T11">put</text:span><text:span text:style-name="T3">(</text:span><text:span text:style-name="T8">clientPort</text:span><text:span text:style-name="T3">, </text:span><text:span text:style-name="T8">nextPort</text:span><text:span text:style-name="T3">);</text:span></text:p>
      <text:p text:style-name="P7"><text:span text:style-name="T3">                    </text:span><text:span text:style-name="T5">DatagramPacket</text:span><text:span text:style-name="T3"> </text:span><text:span text:style-name="T8">responsePacket</text:span><text:span text:style-name="T3"> </text:span><text:span text:style-name="T6">=</text:span><text:span text:style-name="T3"> </text:span><text:span text:style-name="T10">new</text:span><text:span text:style-name="T3"> </text:span><text:span text:style-name="T11">DatagramPacket</text:span><text:span text:style-name="T3">(</text:span><text:span text:style-name="T5">String</text:span><text:span text:style-name="T3">.</text:span><text:span text:style-name="T11">valueOf</text:span><text:span text:style-name="T3">(</text:span><text:span text:style-name="T8">nextPort</text:span><text:span text:style-name="T3">).</text:span><text:span text:style-name="T11">getBytes</text:span><text:span text:style-name="T3">(), </text:span><text:span text:style-name="T5">String</text:span><text:span text:style-name="T3">.</text:span><text:span text:style-name="T11">valueOf</text:span><text:span text:style-name="T3">(</text:span><text:span text:style-name="T8">nextPort</text:span><text:span text:style-name="T3">).</text:span><text:span text:style-name="T11">length</text:span><text:span text:style-name="T3">(), </text:span><text:span text:style-name="T8">clientIP</text:span><text:span text:style-name="T3">, </text:span><text:span text:style-name="T8">clientPort</text:span><text:span text:style-name="T3">);</text:span></text:p>
      <text:p text:style-name="P7"><text:span text:style-name="T3">                    </text:span><text:span text:style-name="T13">serverSocket</text:span><text:span text:style-name="T3">.</text:span><text:span text:style-name="T11">send</text:span><text:span text:style-name="T3">(</text:span><text:span text:style-name="T8">responsePacket</text:span><text:span text:style-name="T3">);</text:span></text:p>
      <text:p text:style-name="P7"><text:span text:style-name="T3">                    </text:span><text:span text:style-name="T8">nextPort</text:span><text:span text:style-name="T6">++</text:span><text:span text:style-name="T3">;</text:span></text:p>
      <text:p text:style-name="P7"><text:span text:style-name="T3">                } </text:span><text:span text:style-name="T10">else</text:span><text:span text:style-name="T3"> {</text:span></text:p>
      <text:p text:style-name="P13">                    </text:p>
      <text:p text:style-name="P7"><text:span text:style-name="T3">                    </text:span><text:span text:style-name="T5">Runnable</text:span><text:span text:style-name="T3"> </text:span><text:span text:style-name="T8">handler</text:span><text:span text:style-name="T3"> </text:span><text:span text:style-name="T6">=</text:span><text:span text:style-name="T3"> </text:span><text:span text:style-name="T10">new</text:span><text:span text:style-name="T3"> </text:span><text:span text:style-name="T11">CommandHandler</text:span><text:span text:style-name="T3">(</text:span><text:span text:style-name="T13">serverSocket</text:span><text:span text:style-name="T3">, </text:span><text:span text:style-name="T8">packet</text:span><text:span text:style-name="T3">, </text:span><text:span text:style-name="T8">command</text:span><text:span text:style-name="T3">);</text:span></text:p>
      <text:p text:style-name="P7"><text:span text:style-name="T3">                    </text:span><text:span text:style-name="T10">new</text:span><text:span text:style-name="T3"> </text:span><text:span text:style-name="T11">Thread</text:span><text:span text:style-name="T3">(</text:span><text:span text:style-name="T8">handler</text:span><text:span text:style-name="T3">).</text:span><text:span text:style-name="T11">start</text:span><text:span text:style-name="T3">();</text:span></text:p>
      <text:p text:style-name="P13">                }</text:p>
      <text:p text:style-name="P13">            }</text:p>
      <text:p text:style-name="P7"><text:span text:style-name="T3">        } </text:span><text:span text:style-name="T10">catch</text:span><text:span text:style-name="T3"> (</text:span><text:span text:style-name="T5">IOException</text:span><text:span text:style-name="T3"> </text:span><text:span text:style-name="T8">e</text:span><text:span text:style-name="T3">) {</text:span></text:p>
      <text:p text:style-name="P7"><text:span text:style-name="T3">            </text:span><text:span text:style-name="T8">e</text:span><text:span text:style-name="T3">.</text:span><text:span text:style-name="T11">printStackTrace</text:span><text:span text:style-name="T3">();</text:span></text:p>
      <text:p text:style-name="P13">        }</text:p>
      <text:p text:style-name="P13">    }</text:p>
      <text:p text:style-name="P13">    </text:p>
      <text:p text:style-name="P7"><text:span text:style-name="T3">    </text:span><text:span text:style-name="T2">private</text:span><text:span text:style-name="T3"> </text:span><text:span text:style-name="T2">static</text:span><text:span text:style-name="T3"> </text:span><text:span text:style-name="T2">class</text:span><text:span text:style-name="T3"> </text:span><text:span text:style-name="T5">CommandHandler</text:span><text:span text:style-name="T3"> </text:span><text:span text:style-name="T2">implements</text:span><text:span text:style-name="T3"> </text:span><text:span text:style-name="T5">Runnable</text:span><text:span text:style-name="T3"> {</text:span></text:p>
      <text:p text:style-name="P7"><text:span text:style-name="T3">        </text:span><text:span text:style-name="T2">private</text:span><text:span text:style-name="T3"> </text:span><text:span text:style-name="T5">DatagramSocket</text:span><text:span text:style-name="T3"> </text:span><text:span text:style-name="T8">serverSocket</text:span><text:span text:style-name="T3">;</text:span></text:p>
      <text:p text:style-name="P7"><text:soft-page-break/><text:span text:style-name="T3">        </text:span><text:span text:style-name="T2">private</text:span><text:span text:style-name="T3"> </text:span><text:span text:style-name="T5">DatagramPacket</text:span><text:span text:style-name="T3"> </text:span><text:span text:style-name="T8">packet</text:span><text:span text:style-name="T3">;</text:span></text:p>
      <text:p text:style-name="P7"><text:span text:style-name="T3">        </text:span><text:span text:style-name="T2">private</text:span><text:span text:style-name="T3"> </text:span><text:span text:style-name="T5">String</text:span><text:span text:style-name="T3"> </text:span><text:span text:style-name="T8">command</text:span><text:span text:style-name="T3">;</text:span></text:p>
      <text:p text:style-name="P13">        </text:p>
      <text:p text:style-name="P7"><text:span text:style-name="T3">        </text:span><text:span text:style-name="T2">public</text:span><text:span text:style-name="T3"> </text:span><text:span text:style-name="T11">CommandHandler</text:span><text:span text:style-name="T3">(</text:span><text:span text:style-name="T5">DatagramSocket</text:span><text:span text:style-name="T3"> </text:span><text:span text:style-name="T8">serverSocket</text:span><text:span text:style-name="T3">, </text:span><text:span text:style-name="T5">DatagramPacket</text:span><text:span text:style-name="T3"> </text:span><text:span text:style-name="T8">packet</text:span><text:span text:style-name="T3">, </text:span><text:span text:style-name="T5">String</text:span><text:span text:style-name="T3"> </text:span><text:span text:style-name="T8">command</text:span><text:span text:style-name="T3">) {</text:span></text:p>
      <text:p text:style-name="P7"><text:span text:style-name="T3">            </text:span><text:span text:style-name="T2">this</text:span><text:span text:style-name="T3">.</text:span><text:span text:style-name="T8">serverSocket</text:span><text:span text:style-name="T3"> </text:span><text:span text:style-name="T6">=</text:span><text:span text:style-name="T3"> </text:span><text:span text:style-name="T8">serverSocket</text:span><text:span text:style-name="T3">;</text:span></text:p>
      <text:p text:style-name="P7"><text:span text:style-name="T3">            </text:span><text:span text:style-name="T2">this</text:span><text:span text:style-name="T3">.</text:span><text:span text:style-name="T8">packet</text:span><text:span text:style-name="T3"> </text:span><text:span text:style-name="T6">=</text:span><text:span text:style-name="T3"> </text:span><text:span text:style-name="T8">packet</text:span><text:span text:style-name="T3">;</text:span></text:p>
      <text:p text:style-name="P7"><text:span text:style-name="T3">            </text:span><text:span text:style-name="T2">this</text:span><text:span text:style-name="T3">.</text:span><text:span text:style-name="T8">command</text:span><text:span text:style-name="T3"> </text:span><text:span text:style-name="T6">=</text:span><text:span text:style-name="T3"> </text:span><text:span text:style-name="T8">command</text:span><text:span text:style-name="T3">;</text:span></text:p>
      <text:p text:style-name="P13">        }</text:p>
      <text:p text:style-name="P13">        </text:p>
      <text:p text:style-name="P7"><text:span text:style-name="T3">        @</text:span><text:span text:style-name="T5">Override</text:span></text:p>
      <text:p text:style-name="P7"><text:span text:style-name="T3">        </text:span><text:span text:style-name="T2">public</text:span><text:span text:style-name="T3"> </text:span><text:span text:style-name="T5">void</text:span><text:span text:style-name="T3"> </text:span><text:span text:style-name="T11">run</text:span><text:span text:style-name="T3">() {</text:span></text:p>
      <text:p text:style-name="P7"><text:span text:style-name="T3">            </text:span><text:span text:style-name="T5">String</text:span><text:span text:style-name="T3">[] </text:span><text:span text:style-name="T8">parts</text:span><text:span text:style-name="T3"> </text:span><text:span text:style-name="T6">=</text:span><text:span text:style-name="T3"> </text:span><text:span text:style-name="T8">command</text:span><text:span text:style-name="T3">.</text:span><text:span text:style-name="T11">split</text:span><text:span text:style-name="T3">(</text:span><text:span text:style-name="T12">"</text:span><text:span text:style-name="T14">\\</text:span><text:span text:style-name="T12">s+"</text:span><text:span text:style-name="T3">);</text:span></text:p>
      <text:p text:style-name="P7"><text:span text:style-name="T3">            </text:span><text:span text:style-name="T5">String</text:span><text:span text:style-name="T3"> </text:span><text:span text:style-name="T8">response</text:span><text:span text:style-name="T3"> </text:span><text:span text:style-name="T6">=</text:span><text:span text:style-name="T3"> </text:span><text:span text:style-name="T12">""</text:span><text:span text:style-name="T3">;</text:span></text:p>
      <text:p text:style-name="P7"><text:span text:style-name="T3">            </text:span><text:span text:style-name="T10">switch</text:span><text:span text:style-name="T3"> (</text:span><text:span text:style-name="T8">parts</text:span><text:span text:style-name="T3">[</text:span><text:span text:style-name="T9">0</text:span><text:span text:style-name="T3">]) {</text:span></text:p>
      <text:p text:style-name="P7"><text:span text:style-name="T3">                </text:span><text:span text:style-name="T10">case</text:span><text:span text:style-name="T3"> </text:span><text:span text:style-name="T12">"list"</text:span><text:span text:style-name="T10">:</text:span></text:p>
      <text:p text:style-name="P7"><text:span text:style-name="T3">                    </text:span><text:span text:style-name="T8">response</text:span><text:span text:style-name="T3"> </text:span><text:span text:style-name="T6">=</text:span><text:span text:style-name="T3"> </text:span><text:span text:style-name="T11">executeListCommand</text:span><text:span text:style-name="T3">();</text:span></text:p>
      <text:p text:style-name="P7"><text:span text:style-name="T3">                    </text:span><text:span text:style-name="T10">break</text:span><text:span text:style-name="T3">;</text:span></text:p>
      <text:p text:style-name="P7"><text:span text:style-name="T3">                </text:span><text:span text:style-name="T10">case</text:span><text:span text:style-name="T3"> </text:span><text:span text:style-name="T12">"get"</text:span><text:span text:style-name="T10">:</text:span></text:p>
      <text:p text:style-name="P7"><text:span text:style-name="T3">                    </text:span><text:span text:style-name="T8">response</text:span><text:span text:style-name="T3"> </text:span><text:span text:style-name="T6">=</text:span><text:span text:style-name="T3"> </text:span><text:span text:style-name="T11">executeGetCommand</text:span><text:span text:style-name="T3">(</text:span><text:span text:style-name="T8">parts</text:span><text:span text:style-name="T3">);</text:span></text:p>
      <text:p text:style-name="P7"><text:span text:style-name="T3">                    </text:span><text:span text:style-name="T10">break</text:span><text:span text:style-name="T3">;</text:span></text:p>
      <text:p text:style-name="P7"><text:span text:style-name="T3">                </text:span><text:span text:style-name="T10">case</text:span><text:span text:style-name="T3"> </text:span><text:span text:style-name="T12">"remove"</text:span><text:span text:style-name="T10">:</text:span></text:p>
      <text:p text:style-name="P7"><text:span text:style-name="T3">                    </text:span><text:span text:style-name="T8">response</text:span><text:span text:style-name="T3"> </text:span><text:span text:style-name="T6">=</text:span><text:span text:style-name="T3"> </text:span><text:span text:style-name="T11">executeRemoveCommand</text:span><text:span text:style-name="T3">(</text:span><text:span text:style-name="T8">parts</text:span><text:span text:style-name="T3">);</text:span></text:p>
      <text:p text:style-name="P7"><text:span text:style-name="T3">                    </text:span><text:span text:style-name="T10">break</text:span><text:span text:style-name="T3">;</text:span></text:p>
      <text:p text:style-name="P7"><text:span text:style-name="T3">                </text:span><text:span text:style-name="T10">case</text:span><text:span text:style-name="T3"> </text:span><text:span text:style-name="T12">"disconnect"</text:span><text:span text:style-name="T10">:</text:span></text:p>
      <text:p text:style-name="P7"><text:span text:style-name="T3">                    </text:span><text:span text:style-name="T11">executeDisconnectCommand</text:span><text:span text:style-name="T3">(</text:span><text:span text:style-name="T8">parts</text:span><text:span text:style-name="T3">,</text:span><text:span text:style-name="T8">response</text:span><text:span text:style-name="T3">);</text:span></text:p>
      <text:p text:style-name="P7"><text:span text:style-name="T3">                    </text:span><text:span text:style-name="T10">break</text:span><text:span text:style-name="T3">;</text:span></text:p>
      <text:p text:style-name="P7"><text:span text:style-name="T3">                </text:span><text:span text:style-name="T10">default:</text:span></text:p>
      <text:p text:style-name="P7"><text:span text:style-name="T3">                    </text:span><text:span text:style-name="T8">response</text:span><text:span text:style-name="T3"> </text:span><text:span text:style-name="T6">=</text:span><text:span text:style-name="T3"> </text:span><text:span text:style-name="T12">"Comando no reconocido"</text:span><text:span text:style-name="T3">;</text:span></text:p>
      <text:p text:style-name="P7"><text:span text:style-name="T3">                    </text:span><text:span text:style-name="T10">break</text:span><text:span text:style-name="T3">;</text:span></text:p>
      <text:p text:style-name="P13">            }</text:p>
      <text:p text:style-name="P13">        }</text:p>
      <text:p text:style-name="P13">        </text:p>
      <text:p text:style-name="P7"><text:span text:style-name="T3">        </text:span><text:span text:style-name="T2">private</text:span><text:span text:style-name="T3"> </text:span><text:span text:style-name="T5">String</text:span><text:span text:style-name="T3"> </text:span><text:span text:style-name="T11">executeListCommand</text:span><text:span text:style-name="T3">() {</text:span></text:p>
      <text:p text:style-name="P7"><text:span text:style-name="T3">            </text:span><text:span text:style-name="T7">//comando list</text:span></text:p>
      <text:p text:style-name="P7"><text:span text:style-name="T3">            </text:span><text:span text:style-name="T5">StringBuilder</text:span><text:span text:style-name="T3"> </text:span><text:span text:style-name="T8">fileList</text:span><text:span text:style-name="T3"> </text:span><text:span text:style-name="T6">=</text:span><text:span text:style-name="T3"> </text:span><text:span text:style-name="T10">new</text:span><text:span text:style-name="T3"> </text:span><text:span text:style-name="T11">StringBuilder</text:span><text:span text:style-name="T3">();</text:span></text:p>
      <text:p text:style-name="P7"><text:span text:style-name="T3">            </text:span><text:span text:style-name="T10">try</text:span><text:span text:style-name="T3"> {</text:span></text:p>
      <text:p text:style-name="P7"><text:span text:style-name="T3">                </text:span><text:span text:style-name="T5">Process</text:span><text:span text:style-name="T3"> </text:span><text:span text:style-name="T8">process</text:span><text:span text:style-name="T3"> </text:span><text:span text:style-name="T6">=</text:span><text:span text:style-name="T3"> </text:span><text:span text:style-name="T5">Runtime</text:span><text:span text:style-name="T3">.</text:span><text:span text:style-name="T11">getRuntime</text:span><text:span text:style-name="T3">().</text:span><text:span text:style-name="T11">exec</text:span><text:span text:style-name="T3">(</text:span><text:span text:style-name="T12">"ls -l "</text:span><text:span text:style-name="T3"> </text:span><text:span text:style-name="T6">+</text:span><text:span text:style-name="T3"> </text:span><text:span text:style-name="T8">rootDirectory</text:span><text:span text:style-name="T3">);</text:span></text:p>
      <text:p text:style-name="P7"><text:span text:style-name="T3">                </text:span><text:span text:style-name="T5">BufferedReader</text:span><text:span text:style-name="T3"> </text:span><text:span text:style-name="T8">reader</text:span><text:span text:style-name="T3"> </text:span><text:span text:style-name="T6">=</text:span><text:span text:style-name="T3"> </text:span><text:span text:style-name="T10">new</text:span><text:span text:style-name="T3"> </text:span><text:span text:style-name="T11">BufferedReader</text:span><text:span text:style-name="T3">(</text:span><text:span text:style-name="T10">new</text:span><text:span text:style-name="T3"> </text:span><text:span text:style-name="T11">InputStreamReader</text:span><text:span text:style-name="T3">(</text:span><text:span text:style-name="T8">process</text:span><text:span text:style-name="T3">.</text:span><text:span text:style-name="T11">getInputStream</text:span><text:span text:style-name="T3">()));</text:span></text:p>
      <text:p text:style-name="P7"><text:span text:style-name="T3">                </text:span><text:span text:style-name="T5">String</text:span><text:span text:style-name="T3"> </text:span><text:span text:style-name="T8">line</text:span><text:span text:style-name="T3">;</text:span></text:p>
      <text:p text:style-name="P7"><text:span text:style-name="T3">                </text:span><text:span text:style-name="T10">while</text:span><text:span text:style-name="T3"> ((</text:span><text:span text:style-name="T8">line</text:span><text:span text:style-name="T3"> </text:span><text:span text:style-name="T6">=</text:span><text:span text:style-name="T3"> </text:span><text:span text:style-name="T8">reader</text:span><text:span text:style-name="T3">.</text:span><text:span text:style-name="T11">readLine</text:span><text:span text:style-name="T3">()) </text:span><text:span text:style-name="T6">!=</text:span><text:span text:style-name="T3"> </text:span><text:span text:style-name="T2">null</text:span><text:span text:style-name="T3">) {</text:span></text:p>
      <text:p text:style-name="P7"><text:span text:style-name="T3">                    </text:span><text:span text:style-name="T8">fileList</text:span><text:span text:style-name="T3">.</text:span><text:span text:style-name="T11">append</text:span><text:span text:style-name="T3">(</text:span><text:span text:style-name="T8">line</text:span><text:span text:style-name="T3">).</text:span><text:span text:style-name="T11">append</text:span><text:span text:style-name="T3">(</text:span><text:span text:style-name="T12">"</text:span><text:span text:style-name="T14">\n</text:span><text:span text:style-name="T12">"</text:span><text:span text:style-name="T3">);</text:span></text:p>
      <text:p text:style-name="P13">                }</text:p>
      <text:p text:style-name="P7"><text:span text:style-name="T3">                </text:span><text:span text:style-name="T8">reader</text:span><text:span text:style-name="T3">.</text:span><text:span text:style-name="T11">close</text:span><text:span text:style-name="T3">();</text:span></text:p>
      <text:p text:style-name="P7"><text:span text:style-name="T3">                </text:span><text:span text:style-name="T8">process</text:span><text:span text:style-name="T3">.</text:span><text:span text:style-name="T11">waitFor</text:span><text:span text:style-name="T3">();</text:span></text:p>
      <text:p text:style-name="P7"><text:span text:style-name="T3">            } </text:span><text:span text:style-name="T10">catch</text:span><text:span text:style-name="T3"> (</text:span><text:span text:style-name="T5">IOException</text:span><text:span text:style-name="T3"> | </text:span><text:span text:style-name="T5">InterruptedException</text:span><text:span text:style-name="T3"> </text:span><text:span text:style-name="T13">e</text:span><text:span text:style-name="T3">) {</text:span></text:p>
      <text:p text:style-name="P7"><text:span text:style-name="T3">                </text:span><text:span text:style-name="T13">e</text:span><text:span text:style-name="T3">.</text:span><text:span text:style-name="T11">printStackTrace</text:span><text:span text:style-name="T3">();</text:span></text:p>
      <text:p text:style-name="P7"><text:soft-page-break/><text:span text:style-name="T3">                </text:span><text:span text:style-name="T10">return</text:span><text:span text:style-name="T3"> </text:span><text:span text:style-name="T12">"Error al listar archivos en "</text:span><text:span text:style-name="T3"> </text:span><text:span text:style-name="T6">+</text:span><text:span text:style-name="T3"> </text:span><text:span text:style-name="T8">rootDirectory</text:span><text:span text:style-name="T3">;</text:span></text:p>
      <text:p text:style-name="P13">            }</text:p>
      <text:p text:style-name="P7"><text:span text:style-name="T3">            </text:span><text:span text:style-name="T10">return</text:span><text:span text:style-name="T3"> </text:span><text:span text:style-name="T8">fileList</text:span><text:span text:style-name="T3">.</text:span><text:span text:style-name="T11">toString</text:span><text:span text:style-name="T3">();</text:span></text:p>
      <text:p text:style-name="P7"><text:span text:style-name="T3">        }</text:span></text:p>
      <text:p text:style-name="P10"><text:span text:style-name="T3"><text:tab/></text:span><text:span text:style-name="T2">private</text:span><text:span text:style-name="T3"> </text:span><text:span text:style-name="T5">String</text:span><text:span text:style-name="T3"> </text:span><text:span text:style-name="T11">executeGetCommand</text:span><text:span text:style-name="T3">(</text:span><text:span text:style-name="T5">String</text:span><text:span text:style-name="T3">[] </text:span><text:span text:style-name="T8">parts</text:span><text:span text:style-name="T3">) {</text:span></text:p>
      <text:p text:style-name="P7"><text:span text:style-name="T3">            </text:span><text:span text:style-name="T7">//comando get</text:span></text:p>
      <text:p text:style-name="P7"><text:span text:style-name="T3">            </text:span><text:span text:style-name="T5">String</text:span><text:span text:style-name="T3"> </text:span><text:span text:style-name="T8">fileName</text:span><text:span text:style-name="T3"> </text:span><text:span text:style-name="T6">=</text:span><text:span text:style-name="T3"> </text:span><text:span text:style-name="T8">parts</text:span><text:span text:style-name="T3">[</text:span><text:span text:style-name="T9">1</text:span><text:span text:style-name="T3">];</text:span></text:p>
      <text:p text:style-name="P7"><text:span text:style-name="T3">            </text:span><text:span text:style-name="T5">File</text:span><text:span text:style-name="T3"> </text:span><text:span text:style-name="T8">file</text:span><text:span text:style-name="T3"> </text:span><text:span text:style-name="T6">=</text:span><text:span text:style-name="T3"> </text:span><text:span text:style-name="T10">new</text:span><text:span text:style-name="T3"> </text:span><text:span text:style-name="T11">File</text:span><text:span text:style-name="T3">(</text:span><text:span text:style-name="T8">rootDirectory</text:span><text:span text:style-name="T3">, </text:span><text:span text:style-name="T8">fileName</text:span><text:span text:style-name="T3">);</text:span></text:p>
      <text:p text:style-name="P7"><text:span text:style-name="T3">            </text:span><text:span text:style-name="T10">if</text:span><text:span text:style-name="T3"> (</text:span><text:span text:style-name="T6">!</text:span><text:span text:style-name="T8">file</text:span><text:span text:style-name="T3">.</text:span><text:span text:style-name="T11">exists</text:span><text:span text:style-name="T3">() </text:span><text:span text:style-name="T6">||</text:span><text:span text:style-name="T3"> </text:span><text:span text:style-name="T6">!</text:span><text:span text:style-name="T8">file</text:span><text:span text:style-name="T3">.</text:span><text:span text:style-name="T11">isFile</text:span><text:span text:style-name="T3">()) {</text:span></text:p>
      <text:p text:style-name="P7"><text:span text:style-name="T3">                </text:span><text:span text:style-name="T10">return</text:span><text:span text:style-name="T3"> </text:span><text:span text:style-name="T12">"El archivo "</text:span><text:span text:style-name="T3"> </text:span><text:span text:style-name="T6">+</text:span><text:span text:style-name="T3"> </text:span><text:span text:style-name="T8">fileName</text:span><text:span text:style-name="T3"> </text:span><text:span text:style-name="T6">+</text:span><text:span text:style-name="T3"> </text:span><text:span text:style-name="T12">" no existe en "</text:span><text:span text:style-name="T3"> </text:span><text:span text:style-name="T6">+</text:span><text:span text:style-name="T3"> </text:span><text:span text:style-name="T8">rootDirectory</text:span><text:span text:style-name="T3">;</text:span></text:p>
      <text:p text:style-name="P13">            }</text:p>
      <text:p text:style-name="P13">            </text:p>
      <text:p text:style-name="P7"><text:span text:style-name="T3">            </text:span><text:span text:style-name="T10">return</text:span><text:span text:style-name="T3"> </text:span><text:span text:style-name="T12">"Enviando archivo: "</text:span><text:span text:style-name="T3"> </text:span><text:span text:style-name="T6">+</text:span><text:span text:style-name="T3"> </text:span><text:span text:style-name="T8">fileName</text:span><text:span text:style-name="T3">;</text:span></text:p>
      <text:p text:style-name="P13">        }</text:p>
      <text:p text:style-name="P13">        </text:p>
      <text:p text:style-name="P7"><text:span text:style-name="T3">        </text:span><text:span text:style-name="T2">private</text:span><text:span text:style-name="T3"> </text:span><text:span text:style-name="T5">String</text:span><text:span text:style-name="T3"> </text:span><text:span text:style-name="T11">executeRemoveCommand</text:span><text:span text:style-name="T3">(</text:span><text:span text:style-name="T5">String</text:span><text:span text:style-name="T3">[] </text:span><text:span text:style-name="T8">parts</text:span><text:span text:style-name="T3">) {</text:span></text:p>
      <text:p text:style-name="P7"><text:span text:style-name="T3">            </text:span><text:span text:style-name="T7">//comando remove</text:span></text:p>
      <text:p text:style-name="P7"><text:span text:style-name="T3">            </text:span><text:span text:style-name="T5">String</text:span><text:span text:style-name="T3"> </text:span><text:span text:style-name="T8">fileName</text:span><text:span text:style-name="T3"> </text:span><text:span text:style-name="T6">=</text:span><text:span text:style-name="T3"> </text:span><text:span text:style-name="T8">parts</text:span><text:span text:style-name="T3">[</text:span><text:span text:style-name="T9">1</text:span><text:span text:style-name="T3">];</text:span></text:p>
      <text:p text:style-name="P7"><text:span text:style-name="T3">            </text:span><text:span text:style-name="T5">File</text:span><text:span text:style-name="T3"> </text:span><text:span text:style-name="T8">file</text:span><text:span text:style-name="T3"> </text:span><text:span text:style-name="T6">=</text:span><text:span text:style-name="T3"> </text:span><text:span text:style-name="T10">new</text:span><text:span text:style-name="T3"> </text:span><text:span text:style-name="T11">File</text:span><text:span text:style-name="T3">(</text:span><text:span text:style-name="T8">rootDirectory</text:span><text:span text:style-name="T3">, </text:span><text:span text:style-name="T8">fileName</text:span><text:span text:style-name="T3">);</text:span></text:p>
      <text:p text:style-name="P7"><text:span text:style-name="T3">            </text:span><text:span text:style-name="T10">if</text:span><text:span text:style-name="T3"> (</text:span><text:span text:style-name="T6">!</text:span><text:span text:style-name="T8">file</text:span><text:span text:style-name="T3">.</text:span><text:span text:style-name="T11">exists</text:span><text:span text:style-name="T3">() </text:span><text:span text:style-name="T6">||</text:span><text:span text:style-name="T3"> </text:span><text:span text:style-name="T6">!</text:span><text:span text:style-name="T8">file</text:span><text:span text:style-name="T3">.</text:span><text:span text:style-name="T11">isFile</text:span><text:span text:style-name="T3">()) {</text:span></text:p>
      <text:p text:style-name="P7"><text:span text:style-name="T3">                </text:span><text:span text:style-name="T10">return</text:span><text:span text:style-name="T3"> </text:span><text:span text:style-name="T12">"El archivo "</text:span><text:span text:style-name="T3"> </text:span><text:span text:style-name="T6">+</text:span><text:span text:style-name="T3"> </text:span><text:span text:style-name="T8">fileName</text:span><text:span text:style-name="T3"> </text:span><text:span text:style-name="T6">+</text:span><text:span text:style-name="T3"> </text:span><text:span text:style-name="T12">" no existe en "</text:span><text:span text:style-name="T3"> </text:span><text:span text:style-name="T6">+</text:span><text:span text:style-name="T3"> </text:span><text:span text:style-name="T8">rootDirectory</text:span><text:span text:style-name="T3">;</text:span></text:p>
      <text:p text:style-name="P13">            }</text:p>
      <text:p text:style-name="P7"><text:span text:style-name="T3">            </text:span><text:span text:style-name="T10">if</text:span><text:span text:style-name="T3"> (</text:span><text:span text:style-name="T8">file</text:span><text:span text:style-name="T3">.</text:span><text:span text:style-name="T11">delete</text:span><text:span text:style-name="T3">()) {</text:span></text:p>
      <text:p text:style-name="P7"><text:span text:style-name="T3">                </text:span><text:span text:style-name="T10">return</text:span><text:span text:style-name="T3"> </text:span><text:span text:style-name="T12">"Archivo "</text:span><text:span text:style-name="T3"> </text:span><text:span text:style-name="T6">+</text:span><text:span text:style-name="T3"> </text:span><text:span text:style-name="T8">fileName</text:span><text:span text:style-name="T3"> </text:span><text:span text:style-name="T6">+</text:span><text:span text:style-name="T3"> </text:span><text:span text:style-name="T12">" eliminado correctamente"</text:span><text:span text:style-name="T3">;</text:span></text:p>
      <text:p text:style-name="P7"><text:span text:style-name="T3">            } </text:span><text:span text:style-name="T10">else</text:span><text:span text:style-name="T3"> {</text:span></text:p>
      <text:p text:style-name="P7"><text:span text:style-name="T3">                </text:span><text:span text:style-name="T10">return</text:span><text:span text:style-name="T3"> </text:span><text:span text:style-name="T12">"Error al eliminar el archivo "</text:span><text:span text:style-name="T3"> </text:span><text:span text:style-name="T6">+</text:span><text:span text:style-name="T3"> </text:span><text:span text:style-name="T8">fileName</text:span><text:span text:style-name="T3">;</text:span></text:p>
      <text:p text:style-name="P13">            }</text:p>
      <text:p text:style-name="P13">        }</text:p>
      <text:p text:style-name="P13">        </text:p>
      <text:p text:style-name="P7"><text:span text:style-name="T3">        </text:span><text:span text:style-name="T2">private</text:span><text:span text:style-name="T3"> </text:span><text:span text:style-name="T5">void</text:span><text:span text:style-name="T3"> </text:span><text:span text:style-name="T11">executeDisconnectCommand</text:span><text:span text:style-name="T3">(</text:span><text:span text:style-name="T5">String</text:span><text:span text:style-name="T3">[] </text:span><text:span text:style-name="T8">parts</text:span><text:span text:style-name="T3">,</text:span><text:span text:style-name="T5">String</text:span><text:span text:style-name="T3"> </text:span><text:span text:style-name="T8">response</text:span><text:span text:style-name="T3">) {</text:span></text:p>
      <text:p text:style-name="P7"><text:span text:style-name="T3">            </text:span><text:span text:style-name="T7">//comando disconnect</text:span></text:p>
      <text:p text:style-name="P7"><text:span text:style-name="T3">            </text:span><text:span text:style-name="T10">try</text:span><text:span text:style-name="T3"> {</text:span></text:p>
      <text:p text:style-name="P7"><text:span text:style-name="T3">                </text:span><text:span text:style-name="T10">if</text:span><text:span text:style-name="T3"> (</text:span><text:span text:style-name="T6">!</text:span><text:span text:style-name="T8">parts</text:span><text:span text:style-name="T3">[</text:span><text:span text:style-name="T9">0</text:span><text:span text:style-name="T3">].</text:span><text:span text:style-name="T11">equals</text:span><text:span text:style-name="T3">(</text:span><text:span text:style-name="T12">"disconnect"</text:span><text:span text:style-name="T3">)) {</text:span></text:p>
      <text:p text:style-name="P7"><text:span text:style-name="T3">                    </text:span><text:span text:style-name="T5">DatagramPacket</text:span><text:span text:style-name="T3"> </text:span><text:span text:style-name="T8">responsePacket</text:span><text:span text:style-name="T3"> </text:span><text:span text:style-name="T6">=</text:span><text:span text:style-name="T3"> </text:span><text:span text:style-name="T10">new</text:span><text:span text:style-name="T3"> </text:span><text:span text:style-name="T11">DatagramPacket</text:span><text:span text:style-name="T3">(</text:span><text:span text:style-name="T8">response</text:span><text:span text:style-name="T3">.</text:span><text:span text:style-name="T11">getBytes</text:span><text:span text:style-name="T3">(), </text:span><text:span text:style-name="T8">response</text:span><text:span text:style-name="T3">.</text:span><text:span text:style-name="T11">length</text:span><text:span text:style-name="T3">(), </text:span><text:span text:style-name="T8">packet</text:span><text:span text:style-name="T3">.</text:span><text:span text:style-name="T11">getAddress</text:span><text:span text:style-name="T3">(), </text:span><text:span text:style-name="T8">packet</text:span><text:span text:style-name="T3">.</text:span><text:span text:style-name="T11">getPort</text:span><text:span text:style-name="T3">());</text:span></text:p>
      <text:p text:style-name="P7"><text:span text:style-name="T3">                    </text:span><text:span text:style-name="T8">serverSocket</text:span><text:span text:style-name="T3">.</text:span><text:span text:style-name="T11">send</text:span><text:span text:style-name="T3">(</text:span><text:span text:style-name="T8">responsePacket</text:span><text:span text:style-name="T3">);</text:span></text:p>
      <text:p text:style-name="P13">                }</text:p>
      <text:p text:style-name="P7"><text:span text:style-name="T3">            } </text:span><text:span text:style-name="T10">catch</text:span><text:span text:style-name="T3"> (</text:span><text:span text:style-name="T5">IOException</text:span><text:span text:style-name="T3"> </text:span><text:span text:style-name="T8">e</text:span><text:span text:style-name="T3">) {</text:span></text:p>
      <text:p text:style-name="P7"><text:span text:style-name="T3">                </text:span><text:span text:style-name="T8">e</text:span><text:span text:style-name="T3">.</text:span><text:span text:style-name="T11">printStackTrace</text:span><text:span text:style-name="T3">();</text:span></text:p>
      <text:p text:style-name="P6"><text:span text:style-name="T4">            }</text:span></text:p>
      <text:p text:style-name="P13">        }</text:p>
      <text:p text:style-name="P13">        </text:p>
      <text:p text:style-name="P13">    }</text:p>
      <text:p text:style-name="P13">}</text:p>
      <text:p text:style-name="P8"/>
      <text:p text:style-name="P5"/>
      <text:h text:style-name="P1" text:outline-level="3">Clase Cliente:</text:h>
      <text:p text:style-name="P14"/>
      <text:p text:style-name="P11"><text:span text:style-name="T2">import</text:span><text:span text:style-name="T3"> </text:span><text:span text:style-name="T5">java</text:span><text:span text:style-name="T6">.</text:span><text:span text:style-name="T5">io</text:span><text:span text:style-name="T6">.*</text:span><text:span text:style-name="T3">;</text:span></text:p>
      <text:p text:style-name="P7"><text:span text:style-name="T2">import</text:span><text:span text:style-name="T3"> </text:span><text:span text:style-name="T5">java</text:span><text:span text:style-name="T6">.</text:span><text:span text:style-name="T5">net</text:span><text:span text:style-name="T6">.*</text:span><text:span text:style-name="T3">;</text:span></text:p>
      <text:p text:style-name="Standard"/>
      <text:p text:style-name="P12">/**</text:p>
      <text:p text:style-name="P12"> * Clase para el cliente, donde tenemos los comandos</text:p>
      <text:p text:style-name="P7"><text:span text:style-name="T7"> * </text:span><text:span text:style-name="T2">@author</text:span><text:span text:style-name="T7"> Andrea Castilla Cocera</text:span></text:p>
      <text:p text:style-name="P12"> * acasoc098@g.educand.es</text:p>
      <text:p text:style-name="P12"> */</text:p>
      <text:p text:style-name="P7"><text:span text:style-name="T2">public</text:span><text:span text:style-name="T3"> </text:span><text:span text:style-name="T2">class</text:span><text:span text:style-name="T3"> </text:span><text:span text:style-name="T5">Cliente</text:span><text:span text:style-name="T3"> {</text:span></text:p>
      <text:p text:style-name="P7"><text:span text:style-name="T3">    </text:span><text:span text:style-name="T2">public</text:span><text:span text:style-name="T3"> </text:span><text:span text:style-name="T2">static</text:span><text:span text:style-name="T3"> </text:span><text:span text:style-name="T5">void</text:span><text:span text:style-name="T3"> </text:span><text:span text:style-name="T11">main</text:span><text:span text:style-name="T3">(</text:span><text:span text:style-name="T5">String</text:span><text:span text:style-name="T3">[] </text:span><text:span text:style-name="T8">args</text:span><text:span text:style-name="T3">) </text:span><text:span text:style-name="T2">throws</text:span><text:span text:style-name="T3"> </text:span><text:span text:style-name="T5">IOException</text:span><text:span text:style-name="T3"> {</text:span></text:p>
      <text:p text:style-name="P7"><text:span text:style-name="T3">        </text:span><text:span text:style-name="T5">String</text:span><text:span text:style-name="T3"> </text:span><text:span text:style-name="T8">serverAddress</text:span><text:span text:style-name="T3"> </text:span><text:span text:style-name="T6">=</text:span><text:span text:style-name="T3"> </text:span><text:span text:style-name="T12">"127.0.0.1"</text:span><text:span text:style-name="T3">;</text:span></text:p>
      <text:p text:style-name="P7"><text:span text:style-name="T3">        </text:span><text:span text:style-name="T5">int</text:span><text:span text:style-name="T3"> </text:span><text:span text:style-name="T8">serverPort</text:span><text:span text:style-name="T3"> </text:span><text:span text:style-name="T6">=</text:span><text:span text:style-name="T3"> </text:span><text:span text:style-name="T9">3000</text:span><text:span text:style-name="T3">;</text:span></text:p>
      <text:p text:style-name="P7"><text:span text:style-name="T3">        </text:span><text:span text:style-name="T5">String</text:span><text:span text:style-name="T3"> </text:span><text:span text:style-name="T8">archivo</text:span><text:span text:style-name="T3"> </text:span><text:span text:style-name="T6">=</text:span><text:span text:style-name="T3"> </text:span><text:span text:style-name="T12">"listado.txt"</text:span><text:span text:style-name="T3">;</text:span></text:p>
      <text:p text:style-name="P13">        </text:p>
      <text:p text:style-name="P7"><text:span text:style-name="T3">        </text:span><text:span text:style-name="T10">try</text:span><text:span text:style-name="T3"> (</text:span><text:span text:style-name="T5">DatagramSocket</text:span><text:span text:style-name="T3"> </text:span><text:span text:style-name="T13">clientSocket</text:span><text:span text:style-name="T3"> </text:span><text:span text:style-name="T6">=</text:span><text:span text:style-name="T3"> </text:span><text:span text:style-name="T10">new</text:span><text:span text:style-name="T3"> </text:span><text:span text:style-name="T11">DatagramSocket</text:span><text:span text:style-name="T3">()) {</text:span></text:p>
      <text:p text:style-name="P7"><text:span text:style-name="T3">            </text:span><text:span text:style-name="T5">InetAddress</text:span><text:span text:style-name="T3"> </text:span><text:span text:style-name="T8">serverIP</text:span><text:span text:style-name="T3"> </text:span><text:span text:style-name="T6">=</text:span><text:span text:style-name="T3"> </text:span><text:span text:style-name="T5">InetAddress</text:span><text:span text:style-name="T3">.</text:span><text:span text:style-name="T11">getByName</text:span><text:span text:style-name="T3">(</text:span><text:span text:style-name="T8">serverAddress</text:span><text:span text:style-name="T3">);</text:span></text:p>
      <text:p text:style-name="P7"><text:span text:style-name="T3">            </text:span><text:span text:style-name="T5">byte</text:span><text:span text:style-name="T3">[] </text:span><text:span text:style-name="T8">buffer</text:span><text:span text:style-name="T3"> </text:span><text:span text:style-name="T6">=</text:span><text:span text:style-name="T3"> </text:span><text:span text:style-name="T10">new</text:span><text:span text:style-name="T3"> </text:span><text:span text:style-name="T5">byte</text:span><text:span text:style-name="T3">[</text:span><text:span text:style-name="T9">500</text:span><text:span text:style-name="T3">];</text:span></text:p>
      <text:p text:style-name="P13">            </text:p>
      <text:p text:style-name="P7"><text:span text:style-name="T3">            </text:span><text:span text:style-name="T5">String</text:span><text:span text:style-name="T3"> </text:span><text:span text:style-name="T8">connectCommand</text:span><text:span text:style-name="T3"> </text:span><text:span text:style-name="T6">=</text:span><text:span text:style-name="T3"> </text:span><text:span text:style-name="T12">"connect "</text:span><text:span text:style-name="T3"> </text:span><text:span text:style-name="T6">+</text:span><text:span text:style-name="T3"> </text:span><text:span text:style-name="T8">serverAddress</text:span><text:span text:style-name="T3">;</text:span></text:p>
      <text:p text:style-name="P7"><text:span text:style-name="T3">            </text:span><text:span text:style-name="T5">DatagramPacket</text:span><text:span text:style-name="T3"> </text:span><text:span text:style-name="T8">connectPacket</text:span><text:span text:style-name="T3"> </text:span><text:span text:style-name="T6">=</text:span><text:span text:style-name="T3"> </text:span><text:span text:style-name="T10">new</text:span><text:span text:style-name="T3"> </text:span><text:span text:style-name="T11">DatagramPacket</text:span><text:span text:style-name="T3">(</text:span><text:span text:style-name="T8">connectCommand</text:span><text:span text:style-name="T3">.</text:span><text:span text:style-name="T11">getBytes</text:span><text:span text:style-name="T3">(), </text:span><text:span text:style-name="T8">connectCommand</text:span><text:span text:style-name="T3">.</text:span><text:span text:style-name="T11">length</text:span><text:span text:style-name="T3">(), </text:span><text:span text:style-name="T8">serverIP</text:span><text:span text:style-name="T3">, </text:span><text:span text:style-name="T8">serverPort</text:span><text:span text:style-name="T3">);</text:span></text:p>
      <text:p text:style-name="P7"><text:span text:style-name="T3">            </text:span><text:span text:style-name="T13">clientSocket</text:span><text:span text:style-name="T3">.</text:span><text:span text:style-name="T11">send</text:span><text:span text:style-name="T3">(</text:span><text:span text:style-name="T8">connectPacket</text:span><text:span text:style-name="T3">);</text:span></text:p>
      <text:p text:style-name="P13">            </text:p>
      <text:p text:style-name="P7"><text:span text:style-name="T3">            </text:span><text:span text:style-name="T5">DatagramPacket</text:span><text:span text:style-name="T3"> </text:span><text:span text:style-name="T8">responsePacket</text:span><text:span text:style-name="T3"> </text:span><text:span text:style-name="T6">=</text:span><text:span text:style-name="T3"> </text:span><text:span text:style-name="T10">new</text:span><text:span text:style-name="T3"> </text:span><text:span text:style-name="T11">DatagramPacket</text:span><text:span text:style-name="T3">(</text:span><text:span text:style-name="T8">buffer</text:span><text:span text:style-name="T3">, </text:span><text:span text:style-name="T8">buffer</text:span><text:span text:style-name="T3">.</text:span><text:span text:style-name="T13">length</text:span><text:span text:style-name="T3">);</text:span></text:p>
      <text:p text:style-name="P7"><text:span text:style-name="T3">            </text:span><text:span text:style-name="T13">clientSocket</text:span><text:span text:style-name="T3">.</text:span><text:span text:style-name="T11">receive</text:span><text:span text:style-name="T3">(</text:span><text:span text:style-name="T8">responsePacket</text:span><text:span text:style-name="T3">);</text:span></text:p>
      <text:p text:style-name="P7"><text:span text:style-name="T3">            </text:span><text:span text:style-name="T5">String</text:span><text:span text:style-name="T3"> </text:span><text:span text:style-name="T8">response</text:span><text:span text:style-name="T3"> </text:span><text:span text:style-name="T6">=</text:span><text:span text:style-name="T3"> </text:span><text:span text:style-name="T10">new</text:span><text:span text:style-name="T3"> </text:span><text:span text:style-name="T11">String</text:span><text:span text:style-name="T3">(</text:span><text:span text:style-name="T8">responsePacket</text:span><text:span text:style-name="T3">.</text:span><text:span text:style-name="T11">getData</text:span><text:span text:style-name="T3">(), </text:span><text:span text:style-name="T9">0</text:span><text:span text:style-name="T3">, </text:span><text:span text:style-name="T8">responsePacket</text:span><text:span text:style-name="T3">.</text:span><text:span text:style-name="T11">getLength</text:span><text:span text:style-name="T3">());</text:span></text:p>
      <text:p text:style-name="P7"><text:span text:style-name="T3">            </text:span><text:span text:style-name="T5">int</text:span><text:span text:style-name="T3"> </text:span><text:span text:style-name="T8">newPort</text:span><text:span text:style-name="T3"> </text:span><text:span text:style-name="T6">=</text:span><text:span text:style-name="T3"> </text:span><text:span text:style-name="T5">Integer</text:span><text:span text:style-name="T3">.</text:span><text:span text:style-name="T11">parseInt</text:span><text:span text:style-name="T3">(</text:span><text:span text:style-name="T8">response</text:span><text:span text:style-name="T3">);</text:span></text:p>
      <text:p text:style-name="P13">            </text:p>
      <text:p text:style-name="P7"><text:span text:style-name="T3">            </text:span><text:span text:style-name="T5">String</text:span><text:span text:style-name="T3">[] </text:span><text:span text:style-name="T8">commands</text:span><text:span text:style-name="T3"> </text:span><text:span text:style-name="T6">=</text:span><text:span text:style-name="T3"> {</text:span><text:span text:style-name="T12">"list"</text:span><text:span text:style-name="T3">, </text:span><text:span text:style-name="T12">"get archivo.txt"</text:span><text:span text:style-name="T3">, </text:span><text:span text:style-name="T12">"remove "</text:span><text:span text:style-name="T6">+</text:span><text:span text:style-name="T3"> </text:span><text:span text:style-name="T8">archivo</text:span><text:span text:style-name="T3">, </text:span><text:span text:style-name="T12">"disconnect"</text:span><text:span text:style-name="T3">};</text:span></text:p>
      <text:p text:style-name="P7"><text:span text:style-name="T3">            </text:span><text:span text:style-name="T10">for</text:span><text:span text:style-name="T3"> (</text:span><text:span text:style-name="T5">String</text:span><text:span text:style-name="T3"> </text:span><text:span text:style-name="T8">command</text:span><text:span text:style-name="T3"> </text:span><text:span text:style-name="T10">:</text:span><text:span text:style-name="T3"> </text:span><text:span text:style-name="T8">commands</text:span><text:span text:style-name="T3">) {</text:span></text:p>
      <text:p text:style-name="P7"><text:span text:style-name="T3">                </text:span><text:span text:style-name="T5">DatagramPacket</text:span><text:span text:style-name="T3"> </text:span><text:span text:style-name="T8">commandPacket</text:span><text:span text:style-name="T3"> </text:span><text:span text:style-name="T6">=</text:span><text:span text:style-name="T3"> </text:span><text:span text:style-name="T10">new</text:span><text:span text:style-name="T3"> </text:span><text:span text:style-name="T11">DatagramPacket</text:span><text:span text:style-name="T3">(</text:span><text:span text:style-name="T8">command</text:span><text:span text:style-name="T3">.</text:span><text:span text:style-name="T11">getBytes</text:span><text:span text:style-name="T3">(), </text:span><text:span text:style-name="T8">command</text:span><text:span text:style-name="T3">.</text:span><text:span text:style-name="T11">length</text:span><text:span text:style-name="T3">(), </text:span><text:span text:style-name="T8">serverIP</text:span><text:span text:style-name="T3">, </text:span><text:span text:style-name="T8">newPort</text:span><text:span text:style-name="T3">);</text:span></text:p>
      <text:p text:style-name="P7"><text:span text:style-name="T3">                </text:span><text:span text:style-name="T13">clientSocket</text:span><text:span text:style-name="T3">.</text:span><text:span text:style-name="T11">send</text:span><text:span text:style-name="T3">(</text:span><text:span text:style-name="T8">commandPacket</text:span><text:span text:style-name="T3">);</text:span></text:p>
      <text:p text:style-name="P13">            }</text:p>
      <text:p text:style-name="P7"><text:span text:style-name="T3">        } </text:span><text:span text:style-name="T10">catch</text:span><text:span text:style-name="T3"> (</text:span><text:span text:style-name="T5">IOException</text:span><text:span text:style-name="T3"> </text:span><text:span text:style-name="T8">e</text:span><text:span text:style-name="T3">) {</text:span></text:p>
      <text:p text:style-name="P7"><text:span text:style-name="T3">            </text:span><text:span text:style-name="T8">e</text:span><text:span text:style-name="T3">.</text:span><text:span text:style-name="T11">printStackTrace</text:span><text:span text:style-name="T3">();</text:span></text:p>
      <text:p text:style-name="P13">        }</text:p>
      <text:p text:style-name="P13">    }</text:p>
      <text:p text:style-name="P13">}</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cc74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02746" officeooo:paragraph-rsid="00202746"/>
    </style:style>
    <style:style style:name="MP2" style:family="paragraph" style:parent-style-name="Footer">
      <style:paragraph-properties fo:text-align="center" style:justify-single-word="false"/>
    </style:style>
    <style:style style:name="MT1" style:family="text">
      <style:text-properties fo:background-color="#ffd7d7" loext:char-shading-value="0"/>
    </style:style>
    <style:page-layout style:name="Mpm1">
      <style:page-layout-properties fo:page-width="21.001cm" fo:page-height="29.7cm" style:num-format="1" style:print-orientation="portrait" fo:margin-top="2cm" fo:margin-bottom="2cm" fo:margin-left="2cm" fo:margin-right="2cm" fo:background-color="#eee0d1" style:writing-mode="lr-tb" draw:fill="gradient" draw:fill-gradient-name="Pastel_20_Bouquet"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fill="gradient" draw:fill-gradient-name="Pastel_20_Bouquet" draw:gradient-step-count="0"/>
    </style:style>
  </office:automatic-styles>
  <office:master-styles>
    <style:master-page style:name="Standard" style:page-layout-name="Mpm1" draw:style-name="Mdp1">
      <style:header>
        <text:p text:style-name="MP1">Andrea Castilla Ccoera<text:tab/><text:tab/>2º DAM</text:p>
      </style:header>
      <style:footer>
        <text:p text:style-name="MP2">- <text:bookmark-start text:name="PageNumWizard_FOOTER_Estilo de página predeterminado4 Copia 4"/><text:span text:style-name="MT1"><text:page-number text:select-page="current">5</text:page-number></text:span><text:bookmark-end text:name="PageNumWizard_FOOTER_Estilo de página predeterminado4 Copia 4"/><text:span text:style-name="MT1"><text: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8T10:22:02.583000000</meta:creation-date>
    <meta:generator>LibreOffice/7.6.1.2$Windows_X86_64 LibreOffice_project/f5defcebd022c5bc36bbb79be232cb6926d8f674</meta:generator>
    <dc:date>2024-03-08T10:38:50.465000000</dc:date>
    <meta:editing-duration>PT16M44S</meta:editing-duration>
    <meta:editing-cycles>9</meta:editing-cycles>
    <meta:document-statistic meta:table-count="0" meta:image-count="0" meta:object-count="0" meta:page-count="6" meta:paragraph-count="179" meta:word-count="720" meta:character-count="7516" meta:non-whitespace-character-count="5148"/>
  </office:meta>
</office:document-meta>
</file>